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3a7b" officeooo:paragraph-rsid="00193a7b"/>
    </style:style>
    <style:style style:name="P2" style:family="paragraph" style:parent-style-name="Standard">
      <style:text-properties officeooo:rsid="0019433c" officeooo:paragraph-rsid="0019433c"/>
    </style:style>
    <style:style style:name="P3" style:family="paragraph" style:parent-style-name="Standard">
      <style:text-properties officeooo:paragraph-rsid="0019433c"/>
    </style:style>
    <style:style style:name="P4" style:family="paragraph" style:parent-style-name="Standard">
      <style:text-properties officeooo:rsid="001b420f" officeooo:paragraph-rsid="001b420f"/>
    </style:style>
    <style:style style:name="P5" style:family="paragraph" style:parent-style-name="Standard">
      <style:text-properties officeooo:rsid="001c8c5b" officeooo:paragraph-rsid="001c8c5b"/>
    </style:style>
    <style:style style:name="P6" style:family="paragraph" style:parent-style-name="Standard">
      <style:text-properties fo:font-weight="bold" officeooo:rsid="00193a7b" officeooo:paragraph-rsid="00193a7b" style:font-weight-asian="bold" style:font-weight-complex="bold"/>
    </style:style>
    <style:style style:name="T1" style:family="text">
      <style:text-properties officeooo:rsid="0019433c"/>
    </style:style>
    <style:style style:name="T2" style:family="text">
      <style:text-properties officeooo:rsid="001b420f"/>
    </style:style>
    <style:style style:name="T3" style:family="text">
      <style:text-properties officeooo:rsid="001c8c5b"/>
    </style:style>
    <style:style style:name="T4" style:family="text">
      <style:text-properties officeooo:rsid="00200227"/>
    </style:style>
    <style:style style:name="T5" style:family="text">
      <style:text-properties officeooo:rsid="0021c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оект <text:span text:style-name="T5">ANOVA</text:span>.</text:p>
      <text:p text:style-name="P1"/>
      <text:p text:style-name="P1">В папке Data находятся данные, которые были собраны 20 разными врачами. <text:line-break/>1. Необходимо объедин<text:span text:style-name="T3">и</text:span>ть данные в один файл с использованием пользовательской функции, которая на вход будет принимать путь до директории, а также тип файлов, которые она будет анализировать. (8 баллов)</text:p>
      <text:p text:style-name="P1">2. Необходимо проверить данные на то, что они <text:span text:style-name="T1">нормальные и привести их в соответствие с концепцией tidy-data <text:s/>и провестит EDA (6 баллов)</text:span></text:p>
      <text:p text:style-name="P3"><text:span text:style-name="T1">3. П</text:span>осчитать среднее значение и стандартное отклонение числа дней, необходимых для лечения вне зависимости от пола <text:span text:style-name="T1">(2 балла)</text:span></text:p>
      <text:p text:style-name="P3">4. Визуализируйте количество дней для мужчин и женщин <text:span text:style-name="T2">по отдельности</text:span>, которые <text:span text:style-name="T2">они провели в госпитале. (2 балла)</text:span></text:p>
      <text:p text:style-name="P4">5. Сделайте предположение различается ли количество дней проведенных в госпитале у женщин, которые принимали плацебо или лекарство второго типа. <text:span text:style-name="T1">Опиши результаты так, что бы их сразу можно было использовать для статьи. (4+2 балла)</text:span></text:p>
      <text:p text:style-name="P2">4. Есть ли различия между <text:span text:style-name="T4">количеством дней в случае приема каждого из лекарств или плацебо</text:span>? Как <text:span text:style-name="T3">в</text:span>ы это определил<text:span text:style-name="T3">и</text:span>? Опиши<text:span text:style-name="T3">те</text:span> результаты так, что бы их сразу можно было использовать для статьи. (4+2 балла)</text:p>
      <text:p text:style-name="P5"/>
      <text:p text:style-name="P2"/>
      <text:p text:style-name="P2"/>
      <text:p text:style-name="P2"/>
      <text:p text:style-name="P4">Технические требования к отчёту (за базовое соблюдение - 8 баллов)</text:p>
      <text:p text:style-name="P4">● Отчёт должен быть представлен в формате .rmd и скомпилированного html.</text:p>
      <text:p text:style-name="P4">● Оба файла, а также данные должны быть помещены в отдельную ветку вашего</text:p>
      <text:p text:style-name="P4">гит репозитория по курсу.</text:p>
      <text:p text:style-name="P4">● Если ваш файл .rmd не компилируется на другом компьютере (я готов</text:p>
      <text:p text:style-name="P4">переписать только строку с путем до файла и установить пакеты. Хотя и это</text:p>
      <text:p text:style-name="P4">можно автоматизировать), то работа оценивается в ноль баллов.</text:p>
      <text:p text:style-name="P4">● Все разделы отчета, в особенности графики в отчёте должны быть оформлены</text:p>
      <text:p text:style-name="P4">в едином стиле. Подписи должны быть полными, логичными и читаемыми.</text:p>
      <text:p text:style-name="P4">● Ваш отчёт должен быть универсальным. Так, чтобы при добавлении новых</text:p>
      <text:p text:style-name="P4">данных он работал корректно.</text:p>
      <text:p text:style-name="P4">● Отчет должен иметь структуру: заголовки, логичное разбиение на чанки</text:p>
      <text:p text:style-name="P4">● Ответы на задания, требующие работы только с кодом, представляют собой</text:p>
      <text:p text:style-name="P4">соответствующие объекты. На задания по статистике требуется развернутый</text:p>
      <text:p text:style-name="P4">ответ с указанием всех необходимых данны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2:50:24.075088166</meta:creation-date>
    <dc:date>2021-11-12T23:20:54.814895783</dc:date>
    <meta:editing-duration>PT6M1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08" meta:character-count="2023" meta:non-whitespace-character-count="1735"/>
  </office:meta>
</office:document-meta>
</file>